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4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7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Movie</text:p>
          </table:table-cell>
          <table:table-cell table:style-name="ce2" office:value-type="string" calcext:value-type="string">
            <text:p>TV Shows</text:p>
          </table:table-cell>
          <table:table-cell table:style-name="ce2" office:value-type="string" calcext:value-type="string">
            <text:p>TV Episodes</text:p>
          </table:table-cell>
          <table:table-cell table:style-name="ce2" office:value-type="string" calcext:value-type="string">
            <text:p>Audio Artist</text:p>
          </table:table-cell>
          <table:table-cell table:style-name="ce2" office:value-type="string" calcext:value-type="string">
            <text:p>Audio Album</text:p>
          </table:table-cell>
          <table:table-cell table:style-name="ce2" office:value-type="string" calcext:value-type="string">
            <text:p>Audio Track</text:p>
          </table:table-cell>
          <table:table-cell table:style-name="ce2" office:value-type="string" calcext:value-type="string">
            <text:p>Photos</text:p>
          </table:table-cell>
          <table:table-cell table:style-name="ce1" table:number-columns-repeated="1015"/>
          <table:table-cell/>
        </table:table-row>
        <table:table-row table:style-name="ro1" table:visibility="collapse">
          <table:table-cell office:value-type="string" calcext:value-type="string">
            <text:p>Added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lbum Artist Poster url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lbum Poster url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lbum Title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lbum Year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rt url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rtist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rtist Art url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rtist Poster url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udience Rating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udio Stream Album Gain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udio Stream Album Peak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udio Stream Album Range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udio Stream Audio Channel Layo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udio Stream Bit Dep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udio Stream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udio Stream Bitrate M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udio Stream Chann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udio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udio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udio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udio Stream Display Tit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udio Stream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udio Stream End Ram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udio Stream Extended Display Tit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udio Stream gai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udio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udio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udio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udio Stream loudnes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udio Stream LR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udio Stream Peak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udio Stream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udio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udio Stream Sampling 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udio Stream Selec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udio Stream Start Ram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udio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udio Track Album No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udio Track Artist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udio Track No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Chapter Cou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Chapter Sour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Chapter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Collectio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Content Rating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Country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Created at Accuracy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Created at TZOffset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Deleted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Directo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Duratio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Episod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table:style-name="ce3" office:value-type="string" calcext:value-type="string">
            <text:p>Export Arts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table:style-name="ce3" office:value-type="string" calcext:value-type="string">
            <text:p>Export Posters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Extras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Extras-behindthescene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Extras-deleted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Extras-featurett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Extras-interview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Extras-music video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Extras-sce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Extras-sceneOrSampl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Extras-shor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Extras-trailer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enr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DB ID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DB ID (Legacy)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DB Link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DB Link (Legacy)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Intro Star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Intro Stop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Key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Last Viewed a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Label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Loc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Locked Fields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Loudness Analysis Ver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edia Aperture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edia Aspect Rat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edia Audio Chann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edia Audio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edia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edia Contai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edia Exposure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edia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edia 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edia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edia Iso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edia Make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edia Model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edia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edia Video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edia Video Frame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edia Video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edia Video Resolu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Media Wid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MetaData Language</text:p>
          </table:table-cell>
          <table:table-cell table:number-columns-repeated="5" table:style-name="ce5" office:value-type="string" calcext:value-type="string">
            <text:p>X</text:p>
          </table:table-cell>
          <table:table-cell table:style-name="ce5" office:value-type="string" calcext:value-type="string">
            <text:p>?</text:p>
          </table:table-cell>
          <table:table-cell table:style-name="ce5" office:value-type="string" calcext:value-type="string">
            <text:p>N/A</text:p>
          </table:table-cell>
          <table:table-cell table:style-name="ce5" table:number-columns-repeated="1016"/>
        </table:table-row>
        <table:table-row table:style-name="ro1">
          <table:table-cell table:style-name="ce5" office:value-type="string" calcext:value-type="string">
            <text:p>MetaDB Link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office:value-type="string" calcext:value-type="string">
            <text:p>?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 office:value-type="string" calcext:value-type="string">
            <text:p>?</text:p>
          </table:table-cell>
          <table:table-cell table:style-name="ce5" office:value-type="string" calcext:value-type="string">
            <text:p>N/A</text:p>
          </table:table-cell>
          <table:table-cell table:style-name="ce5" table:number-columns-repeated="1016"/>
        </table:table-row>
        <table:table-row table:style-name="ro1" table:visibility="collapse">
          <table:table-cell office:value-type="string" calcext:value-type="string">
            <text:p>Moo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Original Title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Part Accessib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Part Contai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Part Duratio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Part Deep Analysis Ver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Part Exis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Part 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Part File Combin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Part File Pa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Part has Thumbnai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Part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Part Index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Part Optimized for Stream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Part Orientation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Part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Part Siz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Part Size as Byt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Part Video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Photo Album Name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Photo Album Poster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Photo Top Album Art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Photo Top Album Name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Photo Top Album Poster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Poster url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Rating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Release Date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Roles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as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eries Tit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imilar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ort title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tudi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tyl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ubtitle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ubtitle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ubtitle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ubtitle Stream Forc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ubtitle Stream Form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ubtitle Stream Header Compres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ubtitle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ubtitle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ubtitle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ubtitle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ubtitle Stream Selec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ubtitle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ummary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Tagli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Title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DB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DB Link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Track Counts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VDB ID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Updated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User Rat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ideo Stream Anamorphi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ideo Stream Bit Dep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ideo Stream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ideo Stream Caba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ideo Stream Chroma Sub Sampl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ideo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ideo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ideo Stream Color Primari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ideo Stream Color Ran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ideo Stream Color Spa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ideo Stream Color Tr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ideo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ideo Stream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ideo Stream Frame 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ideo Stream Frame Rate M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ideo Stream Has Scaling Matr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ideo Stream 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ideo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ideo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ideo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ideo Stream Lev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ideo Stream Pixel Aspect Rat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ideo Stream Pixel Form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ideo Stream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ideo Stream Ref Fram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ideo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ideo Stream Scan 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ideo Stream Stream Identifi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ideo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ideo Stream Wid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iew Count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iewed Tracks</text:p>
          </table:table-cell>
          <table:table-cell office:value-type="string" calcext:value-type="string">
            <text:p>N/A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Write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Year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Sheet1.A1:Sheet1.H18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02:49:23.303486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00:38:38.983047102</meta:creation-date>
    <dc:date>2021-04-16T02:55:10.102347998</dc:date>
    <meta:editing-duration>PT13H17M15S</meta:editing-duration>
    <meta:editing-cycles>188</meta:editing-cycles>
    <meta:generator>LibreOffice/7.1.1.2$Linux_X86_64 LibreOffice_project/10$Build-2</meta:generator>
    <meta:document-statistic meta:table-count="1" meta:cell-count="1499" meta:object-count="0"/>
  </office:meta>
</office:document-meta>
</file>